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20.7pt"/>
    </style:style>
    <style:style style:name="co5" style:family="table-column">
      <style:table-column-properties fo:break-before="auto" style:column-width="128.44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392.2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style:font-name="Cabin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Cabin1" fo:font-size="10pt" style:font-name-asian="Cabin1" style:font-size-asian="10pt" style:font-name-complex="Cabin1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style:text-position="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Cabin1" fo:font-size="10pt" style:font-name-asian="Cabin1" style:font-size-asian="10pt" style:font-name-complex="Cabin1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34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 (Only to guide)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 – BUY MORE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2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 office:value-type="string" calcext:value-type="string">
            <text:p>CRS2512-JW-4R7ELF</text:p>
          </table:table-cell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9" calcext:value-type="float">
            <text:p>9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SN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RES – 0805 – 383K</text:p>
          </table:table-cell>
          <table:table-cell table:style-name="ce5"/>
          <table:table-cell table:style-name="ce5" office:value-type="string" calcext:value-type="string">
            <text:p>Rsense DCD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6" office:value-type="string" calcext:value-type="string">
            <text:p>ZHR-2P</text:p>
          </table:table-cell>
          <table:table-cell table:style-name="ce5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kuglelejer/7192036/</text:p>
          </table:table-cell>
          <table:table-cell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/>
          <table:table-cell table:style-name="ce7" office:value-type="string" calcext:value-type="string">
            <text:p>ZHR-5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6" office:value-type="string" calcext:value-type="string">
            <text:p>ZHR-6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/>
          <table:table-cell table:style-name="ce6" office:value-type="string" calcext:value-type="string">
            <text:p>ZHR-8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6" office:value-type="string" calcext:value-type="string">
            <text:p>ZHR-10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/>
          <table:table-cell table:style-name="ce6" office:value-type="string" calcext:value-type="string">
            <text:p>ZHR-12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6" office:value-type="string" calcext:value-type="string">
            <text:p>ZH-Crimp pin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200" calcext:value-type="float">
            <text:p>20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Shunt resisto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7OHM</text:p>
          </table:table-cell>
          <table:table-cell table:style-name="ce4"/>
          <table:table-cell table:style-name="ce4" office:value-type="string" calcext:value-type="string">
            <text:p>GATE RES</text:p>
          </table:table-cell>
          <table:table-cell table:style-name="ce4" table:number-columns-repeated="3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4" office:value-type="string" calcext:value-type="string">
            <text:p>348 1%</text:p>
          </table:table-cell>
          <table:table-cell table:style-name="ce4" table:number-columns-repeated="5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4"/>
          <table:table-cell table:style-name="ce8" office:value-type="string" calcext:value-type="string">
            <text:p>Schotky diode</text:p>
          </table:table-cell>
          <table:table-cell table:style-name="ce8" office:value-type="string" calcext:value-type="string">
            <text:p>ZHCS2000</text:p>
          </table:table-cell>
          <table:table-cell table:style-name="ce4" office:value-type="string" calcext:value-type="string">
            <text:p>Joint – boost schotky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dioder-ensretter-og-schottky-dioder/0155175/" xlink:type="simple">http://dk.rs-online.com/web/p/dioder-ensretter-og-schottky-dioder/0155175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4"/>
          <table:table-cell table:style-name="ce4" office:value-type="string" calcext:value-type="string">
            <text:p>Cap – 0805 – 100uF</text:p>
          </table:table-cell>
          <table:table-cell table:style-name="ce4" office:value-type="string" calcext:value-type="string">
            <text:p>GRM21BR60J107ME15</text:p>
          </table:table-cell>
          <table:table-cell table:style-name="ce4" office:value-type="string" calcext:value-type="string">
            <text:p>Joint - <text:s/>Boost IN/OUT Cap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<text:a xlink:href="http://dk.rs-online.com/web/p/keramiske-flerlags-kondensatorer/9039628/" xlink:type="simple">http://dk.rs-online.com/web/p/keramiske-flerlags-kondensatorer/9039628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Inductor 10 uH</text:p>
          </table:table-cell>
          <table:table-cell table:style-name="ce8" office:value-type="string" calcext:value-type="string">
            <text:p>B82462G4</text:p>
          </table:table-cell>
          <table:table-cell table:style-name="ce4" office:value-type="string" calcext:value-type="string">
            <text:p>Joint – boost inducto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<text:a xlink:href="http://dk.rs-online.com/web/p/tradviklede-spoler-til-overflademontering/4958149/" xlink:type="simple">http://dk.rs-online.com/web/p/tradviklede-spoler-til-overflademontering/4958149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422 receiver</text:p>
          </table:table-cell>
          <table:table-cell table:style-name="ce4" office:value-type="string" calcext:value-type="string">
            <text:p>DS26LS32CM</text:p>
          </table:table-cell>
          <table:table-cell table:style-name="ce4" office:value-type="string" calcext:value-type="string">
            <text:p>Joint - <text:s/>RS422 receiv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line-receivere/5361192/" xlink:type="simple">http://dk.rs-online.com/web/p/line-receivere/5361192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4"/>
          <table:table-cell table:style-name="ce4" office:value-type="string" calcext:value-type="string">
            <text:p>ON/OFF Switch</text:p>
          </table:table-cell>
          <table:table-cell table:style-name="ce4" office:value-type="string" calcext:value-type="string">
            <text:p>MMS 124</text:p>
          </table:table-cell>
          <table:table-cell table:style-name="ce4" office:value-type="string" calcext:value-type="string">
            <text:p>Joint - <text:s/>ON/OFF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skydeomskiftere/9139053/" xlink:type="simple">http://dk.rs-online.com/web/p/skydeomskiftere/9139053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/>
          <table:table-cell office:value-type="string" calcext:value-type="string">
            <text:p>DC/DC Buck</text:p>
          </table:table-cell>
          <table:table-cell office:value-type="string" calcext:value-type="string">
            <text:p>TPS62220</text:p>
          </table:table-cell>
          <table:table-cell table:style-name="ce4" office:value-type="string" calcext:value-type="string">
            <text:p>Joint – buck reg.</text:p>
          </table:table-cell>
          <table:table-cell table:style-name="ce4"/>
          <table:table-cell table:style-name="ce4" office:value-type="string" calcext:value-type="string">
            <text:p>MANGLER</text:p>
          </table:table-cell>
          <table:table-cell table:style-name="ce4" office:value-type="string" calcext:value-type="string">
            <text:p>x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4"/>
          <table:table-cell office:value-type="string" calcext:value-type="string">
            <text:p>Buffer</text:p>
          </table:table-cell>
          <table:table-cell office:value-type="string" calcext:value-type="string">
            <text:p>74LCX244BQX</text:p>
          </table:table-cell>
          <table:table-cell table:style-name="ce4" office:value-type="string" calcext:value-type="string">
            <text:p>Joint – buff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buffere/8030894/" xlink:type="simple">http://dk.rs-online.com/web/p/buffere/8030894/</text:a>  </text:p>
          </table:table-cell>
          <table:table-cell table:number-columns-repeated="2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4"/>
          <table:table-cell office:value-type="string" calcext:value-type="string">
            <text:p>LED</text:p>
          </table:table-cell>
          <table:table-cell office:value-type="string" calcext:value-type="string">
            <text:p>KM-23CGCK-F</text:p>
          </table:table-cell>
          <table:table-cell table:style-name="ce4" office:value-type="string" calcext:value-type="string">
            <text:p>Joint – LED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ysdiode-led-med-synligt-lys/8608841/" xlink:type="simple">http://dk.rs-online.com/web/p/lysdiode-led-med-synligt-lys/8608841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/>
          <table:table-cell office:value-type="string" calcext:value-type="string">
            <text:p>Voltage level shifter</text:p>
          </table:table-cell>
          <table:table-cell office:value-type="string" calcext:value-type="string">
            <text:p>TXB0101DBVR</text:p>
          </table:table-cell>
          <table:table-cell table:style-name="ce4" office:value-type="string" calcext:value-type="string">
            <text:p>Joint – voltage level shif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ogikniveau-omsaettere/8175638/" xlink:type="simple">http://dk.rs-online.com/web/p/logikniveau-omsaettere/8175638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/>
          <table:table-cell office:value-type="string" calcext:value-type="string">
            <text:p>DC/DC Boost</text:p>
          </table:table-cell>
          <table:table-cell office:value-type="string" calcext:value-type="string">
            <text:p>SP6641BEK-L-5-0</text:p>
          </table:table-cell>
          <table:table-cell table:style-name="ce4" office:value-type="string" calcext:value-type="string">
            <text:p>Joint – DCDC boost reg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Default" office:value-type="string" calcext:value-type="string">
            <text:p><text:a xlink:href="http://dk.rs-online.com/web/p/boost-convertere/7695400/" xlink:type="simple">http://dk.rs-online.com/web/p/boost-convertere/7695400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office:value-type="string" calcext:value-type="string">
            <text:p>RES – 0805 – 348R</text:p>
          </table:table-cell>
          <table:table-cell table:number-columns-repeated="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/>
          <table:table-cell office:value-type="string" calcext:value-type="string">
            <text:p>RES – 0805 – 430R</text:p>
          </table:table-cell>
          <table:table-cell table:number-columns-repeated="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office:value-type="string" calcext:value-type="string">
            <text:p>RES – 0805 – 2.7K</text:p>
          </table:table-cell>
          <table:table-cell table:number-columns-repeated="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/>
          <table:table-cell office:value-type="string" calcext:value-type="string">
            <text:p>RES – 0805 – 45.3K</text:p>
          </table:table-cell>
          <table:table-cell table:number-columns-repeated="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office:value-type="string" calcext:value-type="string">
            <text:p>RES – 0805 – 3.74K</text:p>
          </table:table-cell>
          <table:table-cell table:number-columns-repeated="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/>
          <table:table-cell office:value-type="string" calcext:value-type="string">
            <text:p>RES – 0805 – 11.5K</text:p>
          </table:table-cell>
          <table:table-cell table:number-columns-repeated="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office:value-type="string" calcext:value-type="string">
            <text:p>RES – 0805 – 3K</text:p>
          </table:table-cell>
          <table:table-cell table:number-columns-repeated="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/>
          <table:table-cell office:value-type="string" calcext:value-type="string">
            <text:p>RES – 0805 – 120R</text:p>
          </table:table-cell>
          <table:table-cell table:number-columns-repeated="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number-columns-repeated="1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number-columns-repeated="1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number-columns-repeated="1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number-columns-repeated="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 table:number-rows-repeated="4">
          <table:table-cell table:number-columns-repeated="8"/>
          <table:table-cell table:style-name="Default"/>
          <table:table-cell table:number-columns-repeated="2"/>
        </table:table-row>
        <table:table-row table:style-name="ro2" table:number-rows-repeated="104848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1:35:04.574696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11-24T11:00:01.752677948</dc:date>
    <meta:editing-duration>PT13H20M33S</meta:editing-duration>
    <meta:editing-cycles>32</meta:editing-cycles>
    <meta:generator>LibreOffice/5.1.6.2$Linux_X86_64 LibreOffice_project/10m0$Build-2</meta:generator>
    <meta:document-statistic meta:table-count="1" meta:cell-count="429" meta:object-count="0"/>
  </office:meta>
</office:document-meta>
</file>